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-0.18406" calcext:value-type="float">
            <text:p>-0.18406</text:p>
          </table:table-cell>
          <table:table-cell office:value-type="float" office:value="0.90409" calcext:value-type="float">
            <text:p>0.90409</text:p>
          </table:table-cell>
          <table:table-cell office:value-type="float" office:value="0.06967" calcext:value-type="float">
            <text:p>0.06967</text:p>
          </table:table-cell>
          <table:table-cell office:value-type="float" office:value="0.27127" calcext:value-type="float">
            <text:p>0.27127</text:p>
          </table:table-cell>
        </table:table-row>
        <table:table-row table:style-name="ro1">
          <table:table-cell office:value-type="float" office:value="0.01205" calcext:value-type="float">
            <text:p>0.01205</text:p>
          </table:table-cell>
          <table:table-cell office:value-type="float" office:value="1.02412" calcext:value-type="float">
            <text:p>1.02412</text:p>
          </table:table-cell>
          <table:table-cell office:value-type="float" office:value="0.09848" calcext:value-type="float">
            <text:p>0.09848</text:p>
          </table:table-cell>
          <table:table-cell office:value-type="float" office:value="0.26294" calcext:value-type="float">
            <text:p>0.26294</text:p>
          </table:table-cell>
        </table:table-row>
        <table:table-row table:style-name="ro1">
          <table:table-cell office:value-type="float" office:value="-0.09746" calcext:value-type="float">
            <text:p>-0.09746</text:p>
          </table:table-cell>
          <table:table-cell office:value-type="float" office:value="2.01841" calcext:value-type="float">
            <text:p>2.01841</text:p>
          </table:table-cell>
          <table:table-cell office:value-type="float" office:value="0.09844" calcext:value-type="float">
            <text:p>0.09844</text:p>
          </table:table-cell>
          <table:table-cell office:value-type="float" office:value="0.21193" calcext:value-type="float">
            <text:p>0.21193</text:p>
          </table:table-cell>
        </table:table-row>
        <table:table-row table:style-name="ro1">
          <table:table-cell office:value-type="float" office:value="0.0578" calcext:value-type="float">
            <text:p>0.0578</text:p>
          </table:table-cell>
          <table:table-cell office:value-type="float" office:value="2.08583" calcext:value-type="float">
            <text:p>2.08583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21166" calcext:value-type="float">
            <text:p>0.2116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table:formula="of:=EXP([.A2])" office:value-type="percentage" office:value="0.831885889175897" calcext:value-type="percentage">
            <text:p>83%</text:p>
          </table:table-cell>
          <table:table-cell table:style-name="ce1" table:formula="of:=EXP([.B2])" office:value-type="percentage" office:value="2.46968348820051" calcext:value-type="percentage">
            <text:p>247%</text:p>
          </table:table-cell>
          <table:table-cell table:style-name="ce1" table:formula="of:=EXP([.C2])" office:value-type="percentage" office:value="1.07215431194605" calcext:value-type="percentage">
            <text:p>107%</text:p>
          </table:table-cell>
          <table:table-cell table:style-name="ce1" table:formula="of:=EXP([.D2])" office:value-type="percentage" office:value="1.31162916245387" calcext:value-type="percentage">
            <text:p>131%</text:p>
          </table:table-cell>
        </table:table-row>
        <table:table-row table:style-name="ro1">
          <table:table-cell table:style-name="ce1" table:formula="of:=EXP([.A3])" office:value-type="percentage" office:value="1.01212289374563" calcext:value-type="percentage">
            <text:p>101%</text:p>
          </table:table-cell>
          <table:table-cell table:style-name="ce1" table:formula="of:=EXP([.B3])" office:value-type="percentage" office:value="2.78464389540743" calcext:value-type="percentage">
            <text:p>278%</text:p>
          </table:table-cell>
          <table:table-cell table:style-name="ce1" table:formula="of:=EXP([.C3])" office:value-type="percentage" office:value="1.103492334327" calcext:value-type="percentage">
            <text:p>110%</text:p>
          </table:table-cell>
          <table:table-cell table:style-name="ce1" table:formula="of:=EXP([.D3])" office:value-type="percentage" office:value="1.30074867169003" calcext:value-type="percentage">
            <text:p>130%</text:p>
          </table:table-cell>
        </table:table-row>
        <table:table-row table:style-name="ro1">
          <table:table-cell table:style-name="ce1" table:formula="of:=EXP([.A4])" office:value-type="percentage" office:value="0.907138626375155" calcext:value-type="percentage">
            <text:p>91%</text:p>
          </table:table-cell>
          <table:table-cell table:style-name="ce1" table:formula="of:=EXP([.B4])" office:value-type="percentage" office:value="7.52634852078876" calcext:value-type="percentage">
            <text:p>753%</text:p>
          </table:table-cell>
          <table:table-cell table:style-name="ce1" table:formula="of:=EXP([.C4])" office:value-type="percentage" office:value="1.10344819551641" calcext:value-type="percentage">
            <text:p>110%</text:p>
          </table:table-cell>
          <table:table-cell table:style-name="ce1" table:formula="of:=EXP([.D4])" office:value-type="percentage" office:value="1.23606135775504" calcext:value-type="percentage">
            <text:p>124%</text:p>
          </table:table-cell>
        </table:table-row>
        <table:table-row table:style-name="ro1">
          <table:table-cell table:style-name="ce1" table:formula="of:=EXP([.A5])" office:value-type="percentage" office:value="1.05950307390403" calcext:value-type="percentage">
            <text:p>106%</text:p>
          </table:table-cell>
          <table:table-cell table:style-name="ce1" table:formula="of:=EXP([.B5])" office:value-type="percentage" office:value="8.05127126435383" calcext:value-type="percentage">
            <text:p>805%</text:p>
          </table:table-cell>
          <table:table-cell table:style-name="ce1" table:formula="of:=EXP([.C5])" office:value-type="percentage" office:value="1.12648256091222" calcext:value-type="percentage">
            <text:p>113%</text:p>
          </table:table-cell>
          <table:table-cell table:style-name="ce1" table:formula="of:=EXP([.D5])" office:value-type="percentage" office:value="1.23572766623883" calcext:value-type="percentage">
            <text:p>12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20:10:38.376335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w </meta:initial-creator>
    <meta:creation-date>2016-07-14T18:42:00.659016617</meta:creation-date>
    <dc:date>2016-08-12T20:56:17.112277380</dc:date>
    <dc:creator>Huw </dc:creator>
    <meta:editing-duration>PT1H36M33S</meta:editing-duration>
    <meta:editing-cycles>4</meta:editing-cycles>
    <meta:generator>LibreOffice/5.1.4.2$Linux_X86_64 LibreOffice_project/10m0$Build-2</meta:generator>
    <meta:document-statistic meta:table-count="1" meta:cell-count="32" meta:object-count="0"/>
  </office:meta>
</office:document-meta>
</file>